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2010000036E000001323F9FE935.png" manifest:media-type=""/>
  <manifest:file-entry manifest:full-path="Pictures/100002010000012F0000010462FDF134.png" manifest:media-type=""/>
  <manifest:file-entry manifest:full-path="Pictures/1000020100000080000000610697CE66.png" manifest:media-type=""/>
  <manifest:file-entry manifest:full-path="Pictures/1000020100000300000004002F550BF6.png" manifest:media-type=""/>
  <manifest:file-entry manifest:full-path="Pictures/10000201000000800000008065917279.png" manifest:media-type=""/>
  <manifest:file-entry manifest:full-path="Pictures/100000000000018D0000013EFAD2E040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.1cm" draw:marker-start-width="0.35cm" draw:marker-end-width="0.3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4" style:family="graphic" style:parent-style-name="objectwithoutfill">
      <style:graphic-properties svg:stroke-width="0.3cm" svg:stroke-color="#800000" draw:marker-start-width="0.3cm" draw:marker-end-width="0.3cm" draw:fill="none" draw:textarea-vertical-align="middle" fo:padding-top="0.275cm" fo:padding-bottom="0.275cm" fo:padding-left="0.4cm" fo:padding-right="0.4cm"/>
    </style:style>
    <style:style style:name="gr5" style:family="graphic" style:parent-style-name="objectwithoutfill">
      <style:graphic-properties draw:stroke="dash" draw:stroke-dash="Ultrafine_20_Dashed" svg:stroke-width="0cm" draw:marker-start-width="0cm" draw:marker-end-width="0cm" draw:fill="none" draw:textarea-vertical-align="middle" fo:padding-top="0.125cm" fo:padding-bottom="0.125cm" fo:padding-left="0.25cm" fo:padding-right="0.25cm"/>
    </style:style>
    <style:style style:name="gr6" style:family="graphic" style:parent-style-name="objectwithoutfill">
      <style:graphic-properties svg:stroke-width="0.1cm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width="0cm" draw:marker-start-width="0.05cm" draw:marker-end-width="0.05cm" draw:fill="solid" draw:fill-color="#ffffff" draw:textarea-horizontal-align="justify" draw:textarea-vertical-align="middle" draw:auto-grow-height="false" fo:padding-top="0.125cm" fo:padding-bottom="0.125cm" fo:padding-left="0.25cm" fo:padding-right="0.25cm"/>
    </style:style>
    <style:style style:name="gr8" style:family="graphic" style:parent-style-name="standard">
      <style:graphic-properties svg:stroke-width="0.1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text-properties style:use-window-font-color="true"/>
    </style:style>
    <style:style style:name="T1" style:family="text">
      <style:text-properties style:use-window-font-color="tru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425cm" svg:height="5.947cm" svg:x="1.2cm" svg:y="10.3cm">
          <draw:image xlink:href="Pictures/100000000000018D0000013EFAD2E040.png" xlink:type="simple" xlink:show="embed" xlink:actuate="onLoad">
            <text:p/>
          </draw:image>
        </draw:frame>
        <draw:frame draw:style-name="gr2" draw:text-style-name="P1" draw:layer="layout" svg:width="19.589cm" svg:height="6.826cm" svg:x="1.001cm" svg:y="9.774cm">
          <draw:image xlink:href="Pictures/100002010000036E000001323F9FE935.png" xlink:type="simple" xlink:show="embed" xlink:actuate="onLoad">
            <text:p/>
          </draw:image>
        </draw:frame>
        <draw:frame draw:style-name="gr3" draw:text-style-name="P1" draw:layer="layout" svg:width="1.8cm" svg:height="1.8cm" svg:x="8.6cm" svg:y="9.9cm">
          <draw:image xlink:href="Pictures/10000201000000800000008065917279.png" xlink:type="simple" xlink:show="embed" xlink:actuate="onLoad">
            <text:p/>
          </draw:image>
        </draw:frame>
        <draw:line draw:style-name="gr4" draw:text-style-name="P1" draw:layer="layout" svg:x1="8.6cm" svg:y1="14.4cm" svg:x2="12.6cm" svg:y2="12.7cm">
          <text:p/>
        </draw:line>
        <draw:path draw:style-name="gr5" draw:text-style-name="P1" draw:layer="layout" svg:width="3.437cm" svg:height="2.247cm" svg:x="8.6cm" svg:y="11.352cm" svg:viewBox="0 0 3438 2248" svg:d="m0 2248c100 0 240-24 462-132 237-115 429-266 661-375 256-120 407-378 574-596 147-192 335-382 352-661 21-344-292-345-485-441-207-103-459 2-683 88-267 102-410 442-243 618 161 169 423 216 662 242 219 24 452 70 661 0 230-77 425-114 662-264 192-121 428-152 661-133l154-22">
          <text:p/>
        </draw:path>
        <draw:polyline draw:style-name="gr6" draw:text-style-name="P1" draw:layer="layout" svg:width="3.799cm" svg:height="1.899cm" svg:x="8.8cm" svg:y="13.4cm" svg:viewBox="0 0 3800 1900" draw:points="0,1443 900,1500 1400,1900 2322,1900 2700,600 3800,0">
          <text:p/>
        </draw:polyline>
        <draw:polyline draw:style-name="gr6" draw:text-style-name="P1" draw:layer="layout" svg:width="1.899cm" svg:height="0.399cm" svg:x="8.8cm" svg:y="15.2cm" svg:viewBox="0 0 1900 400" draw:points="0,0 800,0 1229,400 1900,400">
          <text:p/>
        </draw:polyline>
        <draw:polyline draw:style-name="gr6" draw:text-style-name="P1" draw:layer="layout" svg:width="1.799cm" svg:height="1.799cm" svg:x="10.8cm" svg:y="13.8cm" svg:viewBox="0 0 1800 1800" draw:points="0,1800 625,1800 1000,400 1800,0">
          <text:p/>
        </draw:polyline>
        <draw:frame draw:style-name="gr3" draw:text-style-name="P1" draw:layer="layout" svg:width="1.01cm" svg:height="0.765cm" svg:x="11.7cm" svg:y="11.5cm">
          <draw:image xlink:href="Pictures/1000020100000080000000610697CE66.png" xlink:type="simple" xlink:show="embed" xlink:actuate="onLoad">
            <text:p/>
          </draw:image>
        </draw:frame>
        <draw:frame draw:style-name="gr1" draw:text-style-name="P1" draw:layer="layout" svg:width="1.5cm" svg:height="1.288cm" svg:x="10.1cm" svg:y="15.1cm">
          <draw:image xlink:href="Pictures/100002010000012F0000010462FDF134.png" xlink:type="simple" xlink:show="embed" xlink:actuate="onLoad">
            <text:p/>
          </draw:image>
        </draw:frame>
        <draw:frame draw:style-name="gr1" draw:text-style-name="P1" draw:layer="layout" svg:width="0.488cm" svg:height="0.651cm" draw:transform="rotate (-1.58929681686604) translate (9.2cm 14.812cm)">
          <draw:image xlink:href="Pictures/1000020100000300000004002F550BF6.png" xlink:type="simple" xlink:show="embed" xlink:actuate="onLoad">
            <text:p/>
          </draw:image>
        </draw:frame>
        <draw:custom-shape draw:style-name="gr7" draw:text-style-name="P1" draw:layer="layout" svg:width="6.5cm" svg:height="1.3cm" svg:x="1.4cm" svg:y="9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6.8cm" svg:height="1.7cm" svg:x="12.8cm" svg:y="9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7.2cm" svg:height="5.7cm" svg:x="1.3cm" svg:y="10.3cm">
          <text:p/>
          <draw:enhanced-geometry svg:viewBox="0 0 21600 21600" draw:type="rectangle" draw:enhanced-path="M 0 0 L 21600 0 21600 21600 0 21600 0 0 Z N"/>
        </draw:custom-shape>
        <draw:frame draw:style-name="gr9" draw:text-style-name="P2" draw:layer="layout" svg:width="2.642cm" svg:height="1.063cm" svg:x="2.5cm" svg:y="10.437cm">
          <draw:text-box>
            <text:p text:style-name="P2"><text:span text:style-name="T1">Sender</text:span></text:p>
          </draw:text-box>
        </draw:frame>
        <draw:custom-shape draw:style-name="gr8" draw:text-style-name="P1" draw:layer="layout" svg:width="7.2cm" svg:height="5.7cm" svg:x="12.7cm" svg:y="10.338cm">
          <text:p/>
          <draw:enhanced-geometry svg:viewBox="0 0 21600 21600" draw:type="rectangle" draw:enhanced-path="M 0 0 L 21600 0 21600 21600 0 21600 0 0 Z N"/>
        </draw:custom-shape>
        <draw:frame draw:style-name="gr9" draw:text-style-name="P2" draw:layer="layout" svg:width="3.1cm" svg:height="1.063cm" svg:x="13.9cm" svg:y="10.475cm">
          <draw:text-box>
            <text:p text:style-name="P2"><text:span text:style-name="T1">Receive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微软雅黑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3T17:15:34.11</meta:creation-date>
    <dc:date>2014-10-03T21:39:03.72</dc:date>
    <meta:editing-duration>PT22M36S</meta:editing-duration>
    <meta:editing-cycles>3</meta:editing-cycles>
    <meta:generator>LibreOffice/4.0.0.3$Windows_x86 LibreOffice_project/7545bee9c2a0782548772a21bc84a9dcc583b89</meta:generator>
    <meta:document-statistic meta:object-count="17"/>
  </office:meta>
</office:document-meta>
</file>